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3.886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3.792cm"/>
    </style:style>
    <style:style style:name="co22" style:family="table-column">
      <style:table-column-properties fo:break-before="auto" style:column-width="0.272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2.023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1.598cm"/>
    </style:style>
    <style:style style:name="co32" style:family="table-column">
      <style:table-column-properties fo:break-before="auto" style:column-width="0.626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2.041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2.233cm"/>
    </style:style>
    <style:style style:name="co37" style:family="table-column">
      <style:table-column-properties fo:break-before="auto" style:column-width="2.614cm"/>
    </style:style>
    <style:style style:name="co38" style:family="table-column">
      <style:table-column-properties fo:break-before="auto" style:column-width="4.801cm"/>
    </style:style>
    <style:style style:name="co39" style:family="table-column">
      <style:table-column-properties fo:break-before="auto" style:column-width="2.328cm"/>
    </style:style>
    <style:style style:name="co40" style:family="table-column">
      <style:table-column-properties fo:break-before="auto" style:column-width="1.773cm"/>
    </style:style>
    <style:style style:name="co41" style:family="table-column">
      <style:table-column-properties fo:break-before="auto" style:column-width="0.725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1.923cm"/>
    </style:style>
    <style:style style:name="co44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color="#6a8759" style:font-name="JetBrains Mono" style:font-name-asian="JetBrains Mono" style:font-name-complex="JetBrains Mono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3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5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07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4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fo:color="#111111" style:font-name="Verdan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9G/U11G", </text:p>
            <text:p>"date": "Samedi 06/01/2024", </text:p>
            <text:p>"temps_jeu": "Temps de jeu 8 minutes. Rotation toutes les 9 minutes", </text:p>
            <text:p>"lien_reglement": "pdf/01_ReglementTournoi2024.pdf", </text:p>
            <text:p>"lien_ficheequipe": "pdf/02_Reference-Inscriptions2024.pdf", </text:p>
            <text:p>"lien_site": "https://www.tes.fcvalduloir.live/fcvlfutsal_u9g_u11g_2024/dist/", </text:p>
            <text:p>"titre_QRcode": "Tournoi En Salle FCVL futsal U9G U11G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9G"</text:span><text:span text:style-name="T4">,</text:span></text:p>
            <text:p><text:span text:style-name="T6">"nomlong"</text:span><text:span text:style-name="T4">: </text:span><text:span text:style-name="T5">"U9 Garçons"</text:span><text:span text:style-name="T4">,</text:span></text:p>
            <text:p><text:span text:style-name="T6">"texthoraire"</text:span><text:span text:style-name="T4">: </text:span><text:span text:style-name="T5">"Rdv 9h - Début 9h3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1G"</text:span><text:span text:style-name="T4">,</text:span></text:p>
            <text:p><text:span text:style-name="T6">"nomlong"</text:span><text:span text:style-name="T4">: </text:span><text:span text:style-name="T5">"U11 Garçons"</text:span><text:span text:style-name="T4">,</text:span></text:p>
            <text:p><text:span text:style-name="T6">"texthoraire"</text:span><text:span text:style-name="T4">: </text:span><text:span text:style-name="T5">"Rdv 9h - Début 9h30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9g_u11g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9G1</text:p>
          </table:table-cell>
          <table:table-cell table:style-name="ce37" office:value-type="string" calcext:value-type="string">
            <text:p>VILLIERS AU BOUIN</text:p>
          </table:table-cell>
          <table:table-cell table:style-name="ce37" office:value-type="string" calcext:value-type="string">
            <text:p>VILLIERS</text:p>
          </table:table-cell>
          <table:table-cell table:style-name="ce37" office:value-type="string" calcext:value-type="string">
            <text:p>villiers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9G2</text:p>
          </table:table-cell>
          <table:table-cell table:style-name="ce37" office:value-type="string" calcext:value-type="string">
            <text:p>FC VAL DU LOIR 1</text:p>
          </table:table-cell>
          <table:table-cell table:style-name="ce37" office:value-type="string" calcext:value-type="string">
            <text:p>FCVL1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9G3</text:p>
          </table:table-cell>
          <table:table-cell table:style-name="ce52" office:value-type="string" calcext:value-type="string">
            <text:p>ECOMMOY F.C. 2</text:p>
          </table:table-cell>
          <table:table-cell table:style-name="ce37" office:value-type="string" calcext:value-type="string">
            <text:p>ECOMMOY2</text:p>
          </table:table-cell>
          <table:table-cell table:style-name="ce52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9G4</text:p>
          </table:table-cell>
          <table:table-cell table:style-name="ce37" office:value-type="string" calcext:value-type="string">
            <text:p>C. OM. CASTELORIEN</text:p>
          </table:table-cell>
          <table:table-cell table:style-name="ce37" office:value-type="string" calcext:value-type="string">
            <text:p>COC</text:p>
          </table:table-cell>
          <table:table-cell table:style-name="ce37" office:value-type="string" calcext:value-type="string">
            <text:p>coc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9G5</text:p>
          </table:table-cell>
          <table:table-cell table:style-name="ce52" office:value-type="string" calcext:value-type="string">
            <text:p><text:span text:style-name="T9">ECOMMOY F.C. </text:span>1</text:p>
          </table:table-cell>
          <table:table-cell table:style-name="ce37" office:value-type="string" calcext:value-type="string">
            <text:p>ECOMMOY1</text:p>
          </table:table-cell>
          <table:table-cell table:style-name="ce52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9G6</text:p>
          </table:table-cell>
          <table:table-cell table:style-name="ce52" office:value-type="string" calcext:value-type="string">
            <text:p>ENT. LOIR ET BERCE</text:p>
          </table:table-cell>
          <table:table-cell table:style-name="ce37" office:value-type="string" calcext:value-type="string">
            <text:p>LOIR&amp;BERCE</text:p>
          </table:table-cell>
          <table:table-cell table:style-name="ce38" office:value-type="string" calcext:value-type="string">
            <text:p>loiretberce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9G7</text:p>
          </table:table-cell>
          <table:table-cell table:style-name="ce37" office:value-type="string" calcext:value-type="string">
            <text:p>FC VAL DU LOIR 2</text:p>
          </table:table-cell>
          <table:table-cell table:style-name="ce37" office:value-type="string" calcext:value-type="string">
            <text:p>FCVL2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U9G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U9G8</text:p>
          </table:table-cell>
          <table:table-cell table:style-name="ce37" office:value-type="string" calcext:value-type="string">
            <text:p>GATINE CHOIS.</text:p>
          </table:table-cell>
          <table:table-cell table:style-name="ce37" office:value-type="string" calcext:value-type="string">
            <text:p>GATINE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1G1</text:p>
          </table:table-cell>
          <table:table-cell table:style-name="ce37" office:value-type="string" calcext:value-type="string">
            <text:p>FC VAL DU LOIR 1</text:p>
          </table:table-cell>
          <table:table-cell table:style-name="ce37" office:value-type="string" calcext:value-type="string">
            <text:p>FCVL1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1G2</text:p>
          </table:table-cell>
          <table:table-cell table:style-name="ce40" office:value-type="string" calcext:value-type="string">
            <text:p>VILLIERS AU BOUIN</text:p>
          </table:table-cell>
          <table:table-cell table:style-name="ce37" office:value-type="string" calcext:value-type="string">
            <text:p>VILLIERS</text:p>
          </table:table-cell>
          <table:table-cell table:style-name="ce37" office:value-type="string" calcext:value-type="string">
            <text:p>villiers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1G3</text:p>
          </table:table-cell>
          <table:table-cell table:style-name="ce52" office:value-type="string" calcext:value-type="string">
            <text:p>ENT. LOIR ET BERCE</text:p>
          </table:table-cell>
          <table:table-cell table:style-name="ce37" office:value-type="string" calcext:value-type="string">
            <text:p>LOIR&amp;BERCE</text:p>
          </table:table-cell>
          <table:table-cell table:style-name="ce38" office:value-type="string" calcext:value-type="string">
            <text:p>loiretberc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1G4</text:p>
          </table:table-cell>
          <table:table-cell table:style-name="ce40" office:value-type="string" calcext:value-type="string">
            <text:p>A.S. PAYS DE RACAN2</text:p>
          </table:table-cell>
          <table:table-cell table:style-name="ce40" office:value-type="string" calcext:value-type="string">
            <text:p>P.RACAN2</text:p>
          </table:table-cell>
          <table:table-cell table:style-name="ce40" office:value-type="string" calcext:value-type="string">
            <text:p>paysderacan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1G5</text:p>
          </table:table-cell>
          <table:table-cell table:style-name="ce41" office:value-type="string" calcext:value-type="string">
            <text:p>A.S. PAYS DE RACAN1</text:p>
          </table:table-cell>
          <table:table-cell table:style-name="ce40" office:value-type="string" calcext:value-type="string">
            <text:p>P.RACAN1</text:p>
          </table:table-cell>
          <table:table-cell table:style-name="ce41" office:value-type="string" calcext:value-type="string">
            <text:p>paysderacan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1G6</text:p>
          </table:table-cell>
          <table:table-cell table:style-name="ce37" office:value-type="string" calcext:value-type="string">
            <text:p>C. OM. CASTELORIEN</text:p>
          </table:table-cell>
          <table:table-cell table:style-name="ce37" office:value-type="string" calcext:value-type="string">
            <text:p>COC</text:p>
          </table:table-cell>
          <table:table-cell table:style-name="ce37" office:value-type="string" calcext:value-type="string">
            <text:p>coc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1G7</text:p>
          </table:table-cell>
          <table:table-cell table:style-name="ce37" office:value-type="string" calcext:value-type="string">
            <text:p>FC VAL DU LOIR 2</text:p>
          </table:table-cell>
          <table:table-cell table:style-name="ce37" office:value-type="string" calcext:value-type="string">
            <text:p>FCVL2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0" office:value-type="string" calcext:value-type="string">
            <text:p>U11G</text:p>
          </table:table-cell>
          <table:table-cell table:style-name="ce50" office:value-type="string" calcext:value-type="string">
            <text:p>PB</text:p>
          </table:table-cell>
          <table:table-cell table:style-name="ce40" office:value-type="string" calcext:value-type="string">
            <text:p>U11G8</text:p>
          </table:table-cell>
          <table:table-cell table:style-name="ce37" office:value-type="string" calcext:value-type="string">
            <text:p>GATINE CHOIS.</text:p>
          </table:table-cell>
          <table:table-cell table:style-name="ce37" office:value-type="string" calcext:value-type="string">
            <text:p>GATINE</text:p>
          </table:table-cell>
          <table:table-cell table:style-name="ce37" office:value-type="string" calcext:value-type="string">
            <text:p>gatine.png</text:p>
          </table:table-cell>
          <table:table-cell table:number-columns-repeated="2"/>
        </table:table-row>
        <table:table-row table:style-name="ro3" table:number-rows-repeated="13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20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09H30M00S" calcext:value-type="time">
            <text:p>09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9G1" calcext:value-type="string">
            <text:p>U9G1</text:p>
          </table:table-cell>
          <table:table-cell table:style-name="ce68" table:formula="of:=[$lesequipes.$F$10]" office:value-type="string" office:string-value="VILLIERS" calcext:value-type="string">
            <text:p>VILLIER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9G2" calcext:value-type="string">
            <text:p>U9G2</text:p>
          </table:table-cell>
          <table:table-cell table:style-name="ce70" table:formula="of:=[$lesequipes.$F$11]" office:value-type="string" office:string-value="FCVL1" calcext:value-type="string">
            <text:p>FCVL1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09H30M00S" calcext:value-type="time">
            <text:p>09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9G5" calcext:value-type="string">
            <text:p>U9G5</text:p>
          </table:table-cell>
          <table:table-cell table:style-name="ce68" table:formula="of:=[$lesequipes.$F$14]" office:value-type="string" office:string-value="ECOMMOY1" calcext:value-type="string">
            <text:p>ECOMMOY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9G6" calcext:value-type="string">
            <text:p>U9G6</text:p>
          </table:table-cell>
          <table:table-cell table:style-name="ce70" table:formula="of:=[$lesequipes.$F$15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style-name="ce57" table:formula="of:=1/24/60*9" office:value-type="float" office:value="0.00625" calcext:value-type="float">
            <text:p>0,00625</text:p>
          </table:table-cell>
          <table:table-cell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[.$A$6]" office:value-type="time" office:time-value="PT09H39M00S" calcext:value-type="time">
            <text:p>09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9G3" calcext:value-type="string">
            <text:p>U9G3</text:p>
          </table:table-cell>
          <table:table-cell table:style-name="ce68" table:formula="of:=[$lesequipes.$F$12]" office:value-type="string" office:string-value="ECOMMOY2" calcext:value-type="string">
            <text:p>ECOMMOY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9G4" calcext:value-type="string">
            <text:p>U9G4</text:p>
          </table:table-cell>
          <table:table-cell table:style-name="ce70" table:formula="of:=[$lesequipes.$F$13]" office:value-type="string" office:string-value="COC" calcext:value-type="string">
            <text:p>COC</text:p>
          </table:table-cell>
        </table:table-row>
        <table:table-row table:style-name="ro4">
          <table:table-cell table:style-name="ce57" office:value-type="string" calcext:value-type="string">
            <text:p>1/24/60*9</text:p>
          </table:table-cell>
          <table:table-cell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[.$A$6]" office:value-type="time" office:time-value="PT09H39M00S" calcext:value-type="time">
            <text:p>09:39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9G7" calcext:value-type="string">
            <text:p>U9G7</text:p>
          </table:table-cell>
          <table:table-cell table:style-name="ce70" table:formula="of:=[$lesequipes.$F$16]" office:value-type="string" office:string-value="FCVL2" calcext:value-type="string">
            <text:p>FCVL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9G8" calcext:value-type="string">
            <text:p>U9G8</text:p>
          </table:table-cell>
          <table:table-cell table:style-name="ce70" table:formula="of:=[$lesequipes.$F$17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[.$A$6]" office:value-type="time" office:time-value="PT09H48M00S" calcext:value-type="time">
            <text:p>09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1G1" calcext:value-type="string">
            <text:p>U11G1</text:p>
          </table:table-cell>
          <table:table-cell table:style-name="ce68" table:formula="of:=[$lesequipes.$F$18]" office:value-type="string" office:string-value="FCVL1" calcext:value-type="string">
            <text:p>FCVL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1G2" calcext:value-type="string">
            <text:p>U11G2</text:p>
          </table:table-cell>
          <table:table-cell table:style-name="ce70" table:formula="of:=[$lesequipes.$F$19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[.$A$6]" office:value-type="time" office:time-value="PT09H48M00S" calcext:value-type="time">
            <text:p>09:48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1G5" calcext:value-type="string">
            <text:p>U11G5</text:p>
          </table:table-cell>
          <table:table-cell table:style-name="ce68" table:formula="of:=[$lesequipes.$F$22]" office:value-type="string" office:string-value="P.RACAN1" calcext:value-type="string">
            <text:p>P.RACAN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1G6" calcext:value-type="string">
            <text:p>U11G6</text:p>
          </table:table-cell>
          <table:table-cell table:style-name="ce70" table:formula="of:=[$lesequipes.$F$23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[.$A$6]" office:value-type="time" office:time-value="PT09H57M00S" calcext:value-type="time">
            <text:p>09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1G3" calcext:value-type="string">
            <text:p>U11G3</text:p>
          </table:table-cell>
          <table:table-cell table:style-name="ce68" table:formula="of:=[$lesequipes.$F$20]" office:value-type="string" office:string-value="LOIR&amp;BERCE" calcext:value-type="string">
            <text:p>LOIR&amp;BERC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1G4" calcext:value-type="string">
            <text:p>U11G4</text:p>
          </table:table-cell>
          <table:table-cell table:style-name="ce70" table:formula="of:=[$lesequipes.$F$21]" office:value-type="string" office:string-value="P.RACAN2" calcext:value-type="string">
            <text:p>P.RACAN2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[.$A$6]" office:value-type="time" office:time-value="PT09H57M00S" calcext:value-type="time">
            <text:p>09:57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1G7" calcext:value-type="string">
            <text:p>U11G7</text:p>
          </table:table-cell>
          <table:table-cell table:style-name="ce70" table:formula="of:=[$lesequipes.$F$24]" office:value-type="string" office:string-value="FCVL2" calcext:value-type="string">
            <text:p>FCVL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1G8" calcext:value-type="string">
            <text:p>U11G8</text:p>
          </table:table-cell>
          <table:table-cell table:style-name="ce70" table:formula="of:=[$lesequipes.$F$25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[.$A$6]" office:value-type="time" office:time-value="PT10H06M00S" calcext:value-type="time">
            <text:p>10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9G2" calcext:value-type="string">
            <text:p>U9G2</text:p>
          </table:table-cell>
          <table:table-cell table:style-name="ce70" table:formula="of:=[$lesequipes.$F$11]" office:value-type="string" office:string-value="FCVL1" calcext:value-type="string">
            <text:p>FCVL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9G4" calcext:value-type="string">
            <text:p>U9G4</text:p>
          </table:table-cell>
          <table:table-cell table:style-name="ce70" table:formula="of:=[$lesequipes.$F$13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[.$A$6]" office:value-type="time" office:time-value="PT10H06M00S" calcext:value-type="time">
            <text:p>10:06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9G6" calcext:value-type="string">
            <text:p>U9G6</text:p>
          </table:table-cell>
          <table:table-cell table:style-name="ce70" table:formula="of:=[$lesequipes.$F$15]" office:value-type="string" office:string-value="LOIR&amp;BERCE" calcext:value-type="string">
            <text:p>LOIR&amp;BERC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9G8" calcext:value-type="string">
            <text:p>U9G8</text:p>
          </table:table-cell>
          <table:table-cell table:style-name="ce70" table:formula="of:=[$lesequipes.$F$17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[.$A$6]" office:value-type="time" office:time-value="PT10H15M00S" calcext:value-type="time">
            <text:p>10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9G1" calcext:value-type="string">
            <text:p>U9G1</text:p>
          </table:table-cell>
          <table:table-cell table:style-name="ce68" table:formula="of:=[$lesequipes.$F$10]" office:value-type="string" office:string-value="VILLIERS" calcext:value-type="string">
            <text:p>VILLIER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9G3" calcext:value-type="string">
            <text:p>U9G3</text:p>
          </table:table-cell>
          <table:table-cell table:style-name="ce68" table:formula="of:=[$lesequipes.$F$12]" office:value-type="string" office:string-value="ECOMMOY2" calcext:value-type="string">
            <text:p>ECOMMOY2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[.$A$6]" office:value-type="time" office:time-value="PT10H15M00S" calcext:value-type="time">
            <text:p>10:15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9G5" calcext:value-type="string">
            <text:p>U9G5</text:p>
          </table:table-cell>
          <table:table-cell table:style-name="ce68" table:formula="of:=[$lesequipes.$F$14]" office:value-type="string" office:string-value="ECOMMOY1" calcext:value-type="string">
            <text:p>ECOMMOY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9G7" calcext:value-type="string">
            <text:p>U9G7</text:p>
          </table:table-cell>
          <table:table-cell table:style-name="ce70" table:formula="of:=[$lesequipes.$F$16]" office:value-type="string" office:string-value="FCVL2" calcext:value-type="string">
            <text:p>FCVL2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[.$A$6]" office:value-type="time" office:time-value="PT10H24M00S" calcext:value-type="time">
            <text:p>10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1G2" calcext:value-type="string">
            <text:p>U11G2</text:p>
          </table:table-cell>
          <table:table-cell table:style-name="ce70" table:formula="of:=[$lesequipes.$F$19]" office:value-type="string" office:string-value="VILLIERS" calcext:value-type="string">
            <text:p>VILLIERS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1G4" calcext:value-type="string">
            <text:p>U11G4</text:p>
          </table:table-cell>
          <table:table-cell table:style-name="ce70" table:formula="of:=[$lesequipes.$F$21]" office:value-type="string" office:string-value="P.RACAN2" calcext:value-type="string">
            <text:p>P.RACAN2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[.$A$6]" office:value-type="time" office:time-value="PT10H24M00S" calcext:value-type="time">
            <text:p>10:24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1G6" calcext:value-type="string">
            <text:p>U11G6</text:p>
          </table:table-cell>
          <table:table-cell table:style-name="ce70" table:formula="of:=[$lesequipes.$F$23]" office:value-type="string" office:string-value="COC" calcext:value-type="string">
            <text:p>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1G8" calcext:value-type="string">
            <text:p>U11G8</text:p>
          </table:table-cell>
          <table:table-cell table:style-name="ce70" table:formula="of:=[$lesequipes.$F$25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[.$A$6]" office:value-type="time" office:time-value="PT10H33M00S" calcext:value-type="time">
            <text:p>10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1G1" calcext:value-type="string">
            <text:p>U11G1</text:p>
          </table:table-cell>
          <table:table-cell table:style-name="ce68" table:formula="of:=[$lesequipes.$F$18]" office:value-type="string" office:string-value="FCVL1" calcext:value-type="string">
            <text:p>FCVL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1G3" calcext:value-type="string">
            <text:p>U11G3</text:p>
          </table:table-cell>
          <table:table-cell table:style-name="ce68" table:formula="of:=[$lesequipes.$F$20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[.$A$6]" office:value-type="time" office:time-value="PT10H33M00S" calcext:value-type="time">
            <text:p>10:33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1G5" calcext:value-type="string">
            <text:p>U11G5</text:p>
          </table:table-cell>
          <table:table-cell table:style-name="ce68" table:formula="of:=[$lesequipes.$F$22]" office:value-type="string" office:string-value="P.RACAN1" calcext:value-type="string">
            <text:p>P.RACAN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1G7" calcext:value-type="string">
            <text:p>U11G7</text:p>
          </table:table-cell>
          <table:table-cell table:style-name="ce70" table:formula="of:=[$lesequipes.$F$16]" office:value-type="string" office:string-value="FCVL2" calcext:value-type="string">
            <text:p>FCVL2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[.$A$6]" office:value-type="time" office:time-value="PT10H42M00S" calcext:value-type="time">
            <text:p>10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9G7" calcext:value-type="string">
            <text:p>U9G7</text:p>
          </table:table-cell>
          <table:table-cell table:style-name="ce70" table:formula="of:=[$lesequipes.$F$16]" office:value-type="string" office:string-value="FCVL2" calcext:value-type="string">
            <text:p>FCVL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9G6" calcext:value-type="string">
            <text:p>U9G6</text:p>
          </table:table-cell>
          <table:table-cell table:style-name="ce70" table:formula="of:=[$lesequipes.$F$15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[.$A$6]" office:value-type="time" office:time-value="PT10H42M00S" calcext:value-type="time">
            <text:p>10:42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9G2" calcext:value-type="string">
            <text:p>U9G2</text:p>
          </table:table-cell>
          <table:table-cell table:style-name="ce70" table:formula="of:=[$lesequipes.$F$11]" office:value-type="string" office:string-value="FCVL1" calcext:value-type="string">
            <text:p>FCVL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9G3" calcext:value-type="string">
            <text:p>U9G3</text:p>
          </table:table-cell>
          <table:table-cell table:style-name="ce68" table:formula="of:=[$lesequipes.$F$12]" office:value-type="string" office:string-value="ECOMMOY2" calcext:value-type="string">
            <text:p>ECOMMOY2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[.$A$6]" office:value-type="time" office:time-value="PT10H51M00S" calcext:value-type="time">
            <text:p>10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9G8" calcext:value-type="string">
            <text:p>U9G8</text:p>
          </table:table-cell>
          <table:table-cell table:style-name="ce70" table:formula="of:=[$lesequipes.$F$17]" office:value-type="string" office:string-value="GATINE" calcext:value-type="string">
            <text:p>GATIN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9G5" calcext:value-type="string">
            <text:p>U9G5</text:p>
          </table:table-cell>
          <table:table-cell table:style-name="ce68" table:formula="of:=[$lesequipes.$F$14]" office:value-type="string" office:string-value="ECOMMOY1" calcext:value-type="string">
            <text:p>ECOMMOY1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[.$A$6]" office:value-type="time" office:time-value="PT10H51M00S" calcext:value-type="time">
            <text:p>10:51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9G" calcext:value-type="string">
            <text:p>U9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9G4" calcext:value-type="string">
            <text:p>U9G4</text:p>
          </table:table-cell>
          <table:table-cell table:style-name="ce70" table:formula="of:=[$lesequipes.$F$13]" office:value-type="string" office:string-value="COC" calcext:value-type="string">
            <text:p>COC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9G1" calcext:value-type="string">
            <text:p>U9G1</text:p>
          </table:table-cell>
          <table:table-cell table:style-name="ce68" table:formula="of:=[$lesequipes.$F$10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[.$A$6]" office:value-type="time" office:time-value="PT11H00M00S" calcext:value-type="time">
            <text:p>11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1G7" calcext:value-type="string">
            <text:p>U11G7</text:p>
          </table:table-cell>
          <table:table-cell table:style-name="ce70" table:formula="of:=[$lesequipes.$F$16]" office:value-type="string" office:string-value="FCVL2" calcext:value-type="string">
            <text:p>FCVL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1G6" calcext:value-type="string">
            <text:p>U11G6</text:p>
          </table:table-cell>
          <table:table-cell table:style-name="ce70" table:formula="of:=[$lesequipes.$F$15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[.$A$6]" office:value-type="time" office:time-value="PT11H00M00S" calcext:value-type="time">
            <text:p>11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1G2" calcext:value-type="string">
            <text:p>U11G2</text:p>
          </table:table-cell>
          <table:table-cell table:style-name="ce70" table:formula="of:=[$lesequipes.$F$11]" office:value-type="string" office:string-value="FCVL1" calcext:value-type="string">
            <text:p>FCVL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1G3" calcext:value-type="string">
            <text:p>U11G3</text:p>
          </table:table-cell>
          <table:table-cell table:style-name="ce68" table:formula="of:=[$lesequipes.$F$12]" office:value-type="string" office:string-value="ECOMMOY2" calcext:value-type="string">
            <text:p>ECOMMOY2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[.$A$6]" office:value-type="time" office:time-value="PT11H09M00S" calcext:value-type="time">
            <text:p>11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1G8" calcext:value-type="string">
            <text:p>U11G8</text:p>
          </table:table-cell>
          <table:table-cell table:style-name="ce70" table:formula="of:=[$lesequipes.$F$17]" office:value-type="string" office:string-value="GATINE" calcext:value-type="string">
            <text:p>GATIN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1G5" calcext:value-type="string">
            <text:p>U11G5</text:p>
          </table:table-cell>
          <table:table-cell table:style-name="ce68" table:formula="of:=[$lesequipes.$F$14]" office:value-type="string" office:string-value="ECOMMOY1" calcext:value-type="string">
            <text:p>ECOMMOY1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[.$A$6]" office:value-type="time" office:time-value="PT11H09M00S" calcext:value-type="time">
            <text:p>11:09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1G" calcext:value-type="string">
            <text:p>U11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1G4" calcext:value-type="string">
            <text:p>U11G4</text:p>
          </table:table-cell>
          <table:table-cell table:style-name="ce70" table:formula="of:=[$lesequipes.$F$13]" office:value-type="string" office:string-value="COC" calcext:value-type="string">
            <text:p>COC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1G1" calcext:value-type="string">
            <text:p>U11G1</text:p>
          </table:table-cell>
          <table:table-cell table:style-name="ce68" table:formula="of:=[$lesequipes.$F$10]" office:value-type="string" office:string-value="VILLIERS" calcext:value-type="string">
            <text:p>VILLIERS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27]+[.$A$6]" office:value-type="time" office:time-value="PT11H18M00S" calcext:value-type="time">
            <text:p>11:18:00</text:p>
          </table:table-cell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"/>
        <table:table-column table:style-name="co17" table:default-cell-style-name="ce13"/>
        <table:table-column table:style-name="co25" table:default-cell-style-name="ce13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5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9G" calcext:value-type="string">
            <text:p>U9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7" office:value-type="string" calcext:value-type="string" table:number-columns-spanned="3" table:number-rows-spanned="1">
            <text:p>buts</text:p>
          </table:table-cell>
          <table:covered-table-cell table:style-name="ce147"/>
          <table:covered-table-cell/>
          <table:table-cell table:style-name="ce149" office:value-type="string" calcext:value-type="string" table:number-columns-spanned="3" table:number-rows-spanned="1">
            <text:p>match1</text:p>
          </table:table-cell>
          <table:covered-table-cell table:style-name="ce149"/>
          <table:covered-table-cell table:style-name="ce88"/>
          <table:table-cell table:style-name="ce149" office:value-type="string" calcext:value-type="string" table:number-columns-spanned="3" table:number-rows-spanned="1">
            <text:p>match2</text:p>
          </table:table-cell>
          <table:covered-table-cell table:style-name="ce149"/>
          <table:covered-table-cell table:style-name="ce88"/>
          <table:table-cell table:style-name="ce149" office:value-type="string" calcext:value-type="string" table:number-columns-spanned="3" table:number-rows-spanned="1">
            <text:p>match3</text:p>
          </table:table-cell>
          <table:covered-table-cell table:style-name="ce149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5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5" table:formula="of:=[$lesequipes.$D10]" office:value-type="string" office:string-value="U9G1" calcext:value-type="string">
            <text:p>U9G1</text:p>
          </table:table-cell>
          <table:table-cell table:style-name="ce105" table:formula="of:=[$lesequipes.$F10]" office:value-type="string" office:string-value="VILLIERS" calcext:value-type="string">
            <text:p>VILLIERS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5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5" table:formula="of:=[$lesequipes.$D11]" office:value-type="string" office:string-value="U9G2" calcext:value-type="string">
            <text:p>U9G2</text:p>
          </table:table-cell>
          <table:table-cell table:style-name="ce105" table:formula="of:=[$lesequipes.$F11]" office:value-type="string" office:string-value="FCVL1" calcext:value-type="string">
            <text:p>FCVL1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5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5" table:formula="of:=[$lesequipes.$D12]" office:value-type="string" office:string-value="U9G3" calcext:value-type="string">
            <text:p>U9G3</text:p>
          </table:table-cell>
          <table:table-cell table:style-name="ce105" table:formula="of:=[$lesequipes.$F12]" office:value-type="string" office:string-value="ECOMMOY2" calcext:value-type="string">
            <text:p>ECOMMOY2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5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5" table:formula="of:=[$lesequipes.$D13]" office:value-type="string" office:string-value="U9G4" calcext:value-type="string">
            <text:p>U9G4</text:p>
          </table:table-cell>
          <table:table-cell table:style-name="ce105" table:formula="of:=[$lesequipes.$F13]" office:value-type="string" office:string-value="COC" calcext:value-type="string">
            <text:p>COC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5</text:p>
          </table:table-cell>
          <table:table-cell/>
          <table:table-cell table:style-name="ce107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9G" calcext:value-type="string">
            <text:p>U9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7" office:value-type="string" calcext:value-type="string" table:number-columns-spanned="3" table:number-rows-spanned="1">
            <text:p>buts</text:p>
          </table:table-cell>
          <table:covered-table-cell table:style-name="ce147"/>
          <table:covered-table-cell/>
          <table:table-cell table:style-name="ce149" office:value-type="string" calcext:value-type="string" table:number-columns-spanned="3" table:number-rows-spanned="1">
            <text:p>match1</text:p>
          </table:table-cell>
          <table:covered-table-cell table:style-name="ce149"/>
          <table:covered-table-cell table:style-name="ce88"/>
          <table:table-cell table:style-name="ce149" office:value-type="string" calcext:value-type="string" table:number-columns-spanned="3" table:number-rows-spanned="1">
            <text:p>match2</text:p>
          </table:table-cell>
          <table:covered-table-cell table:style-name="ce149"/>
          <table:covered-table-cell table:style-name="ce88"/>
          <table:table-cell table:style-name="ce149" office:value-type="string" calcext:value-type="string" table:number-columns-spanned="3" table:number-rows-spanned="1">
            <text:p>match3</text:p>
          </table:table-cell>
          <table:covered-table-cell table:style-name="ce149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7" table:formula="of:=[$lesequipes.$D14]" office:value-type="string" office:string-value="U9G5" calcext:value-type="string">
            <text:p>U9G5</text:p>
          </table:table-cell>
          <table:table-cell table:style-name="ce107" table:formula="of:=[$lesequipes.$F14]" office:value-type="string" office:string-value="ECOMMOY1" calcext:value-type="string">
            <text:p>ECOMMOY1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7" table:formula="of:=[$lesequipes.$D15]" office:value-type="string" office:string-value="U9G6" calcext:value-type="string">
            <text:p>U9G6</text:p>
          </table:table-cell>
          <table:table-cell table:style-name="ce107" table:formula="of:=[$lesequipes.$F15]" office:value-type="string" office:string-value="LOIR&amp;BERCE" calcext:value-type="string">
            <text:p>LOIR&amp;BERCE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7" table:formula="of:=[$lesequipes.$D16]" office:value-type="string" office:string-value="U9G7" calcext:value-type="string">
            <text:p>U9G7</text:p>
          </table:table-cell>
          <table:table-cell table:style-name="ce107" table:formula="of:=[$lesequipes.$F16]" office:value-type="string" office:string-value="FCVL2" calcext:value-type="string">
            <text:p>FCVL2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7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7" table:formula="of:=[$lesequipes.$D17]" office:value-type="string" office:string-value="U9G8" calcext:value-type="string">
            <text:p>U9G8</text:p>
          </table:table-cell>
          <table:table-cell table:style-name="ce107" table:formula="of:=[$lesequipes.$F17]" office:value-type="string" office:string-value="GATINE" calcext:value-type="string">
            <text:p>GATINE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1G" calcext:value-type="string">
            <text:p>U11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47" office:value-type="string" calcext:value-type="string" table:number-columns-spanned="3" table:number-rows-spanned="1">
            <text:p>buts</text:p>
          </table:table-cell>
          <table:covered-table-cell table:style-name="ce147"/>
          <table:covered-table-cell/>
          <table:table-cell table:style-name="ce149" office:value-type="string" calcext:value-type="string" table:number-columns-spanned="3" table:number-rows-spanned="1">
            <text:p>match1</text:p>
          </table:table-cell>
          <table:covered-table-cell table:style-name="ce149"/>
          <table:covered-table-cell table:style-name="ce88"/>
          <table:table-cell table:style-name="ce149" office:value-type="string" calcext:value-type="string" table:number-columns-spanned="3" table:number-rows-spanned="1">
            <text:p>match2</text:p>
          </table:table-cell>
          <table:covered-table-cell table:style-name="ce149"/>
          <table:covered-table-cell table:style-name="ce88"/>
          <table:table-cell table:style-name="ce149" office:value-type="string" calcext:value-type="string" table:number-columns-spanned="3" table:number-rows-spanned="1">
            <text:p>match3</text:p>
          </table:table-cell>
          <table:covered-table-cell table:style-name="ce149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1G1" calcext:value-type="string">
            <text:p>U11G1</text:p>
          </table:table-cell>
          <table:table-cell table:style-name="ce77" table:formula="of:=[$lesequipes.$F18]" office:value-type="string" office:string-value="FCVL1" calcext:value-type="string">
            <text:p>FCVL1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1G2" calcext:value-type="string">
            <text:p>U11G2</text:p>
          </table:table-cell>
          <table:table-cell table:style-name="ce77" table:formula="of:=[$lesequipes.$F19]" office:value-type="string" office:string-value="VILLIERS" calcext:value-type="string">
            <text:p>VILLIERS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1G3" calcext:value-type="string">
            <text:p>U11G3</text:p>
          </table:table-cell>
          <table:table-cell table:style-name="ce77" table:formula="of:=[$lesequipes.$F20]" office:value-type="string" office:string-value="LOIR&amp;BERCE" calcext:value-type="string">
            <text:p>LOIR&amp;BERCE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1G4" calcext:value-type="string">
            <text:p>U11G4</text:p>
          </table:table-cell>
          <table:table-cell table:style-name="ce77" table:formula="of:=[$lesequipes.$F21]" office:value-type="string" office:string-value="P.RACAN2" calcext:value-type="string">
            <text:p>P.RACAN2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1G" calcext:value-type="string">
            <text:p>U11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47" office:value-type="string" calcext:value-type="string" table:number-columns-spanned="3" table:number-rows-spanned="1">
            <text:p>buts</text:p>
          </table:table-cell>
          <table:covered-table-cell table:style-name="ce147"/>
          <table:covered-table-cell/>
          <table:table-cell table:style-name="ce149" office:value-type="string" calcext:value-type="string" table:number-columns-spanned="3" table:number-rows-spanned="1">
            <text:p>match1</text:p>
          </table:table-cell>
          <table:covered-table-cell table:style-name="ce149"/>
          <table:covered-table-cell table:style-name="ce88"/>
          <table:table-cell table:style-name="ce149" office:value-type="string" calcext:value-type="string" table:number-columns-spanned="3" table:number-rows-spanned="1">
            <text:p>match2</text:p>
          </table:table-cell>
          <table:covered-table-cell table:style-name="ce149"/>
          <table:covered-table-cell table:style-name="ce88"/>
          <table:table-cell table:style-name="ce149" office:value-type="string" calcext:value-type="string" table:number-columns-spanned="3" table:number-rows-spanned="1">
            <text:p>match3</text:p>
          </table:table-cell>
          <table:covered-table-cell table:style-name="ce149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1G5" calcext:value-type="string">
            <text:p>U11G5</text:p>
          </table:table-cell>
          <table:table-cell table:style-name="ce78" table:formula="of:=[$lesequipes.$F22]" office:value-type="string" office:string-value="P.RACAN1" calcext:value-type="string">
            <text:p>P.RACAN1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0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1G6" calcext:value-type="string">
            <text:p>U11G6</text:p>
          </table:table-cell>
          <table:table-cell table:style-name="ce78" table:formula="of:=[$lesequipes.$F23]" office:value-type="string" office:string-value="COC" calcext:value-type="string">
            <text:p>COC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1G7" calcext:value-type="string">
            <text:p>U11G7</text:p>
          </table:table-cell>
          <table:table-cell table:style-name="ce78" table:formula="of:=[$lesequipes.$F24]" office:value-type="string" office:string-value="FCVL2" calcext:value-type="string">
            <text:p>FCVL2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1G8" calcext:value-type="string">
            <text:p>U11G8</text:p>
          </table:table-cell>
          <table:table-cell table:style-name="ce78" table:formula="of:=[$lesequipes.$F25]" office:value-type="string" office:string-value="GATINE" calcext:value-type="string">
            <text:p>GATINE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36" table:default-cell-style-name="ce13"/>
        <table:table-column table:style-name="co26" table:default-cell-style-name="ce13"/>
        <table:table-column table:style-name="co37" table:default-cell-style-name="ce13"/>
        <table:table-column table:style-name="co38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3" table:default-cell-style-name="ce13"/>
        <table:table-column table:style-name="co39" table:default-cell-style-name="ce13"/>
        <table:table-column table:style-name="co19" table:default-cell-style-name="ce13"/>
        <table:table-column table:style-name="co40" table:default-cell-style-name="ce13"/>
        <table:table-column table:style-name="co20" table:default-cell-style-name="ce1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9G" calcext:value-type="string">
            <text:p>U9G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1H20M00S" calcext:value-type="time">
            <text:p>11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1H20M00S" calcext:value-type="time">
            <text:p>11:20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57" table:formula="of:=1/24/60*9" office:value-type="float" office:value="0.00625" calcext:value-type="float">
            <text:p>0,00625</text:p>
          </table:table-cell>
          <table:table-cell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[.$A$6]" office:value-type="time" office:time-value="PT11H29M00S" calcext:value-type="time">
            <text:p>11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57" office:value-type="string" calcext:value-type="string">
            <text:p>1/24/60*9</text:p>
          </table:table-cell>
          <table:table-cell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[.$A$6]" office:value-type="time" office:time-value="PT11H29M00S" calcext:value-type="time">
            <text:p>11:29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[.$A$6]" office:value-type="time" office:time-value="PT11H38M00S" calcext:value-type="time">
            <text:p>11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1G" calcext:value-type="string">
            <text:p>U11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[.$A$6]" office:value-type="time" office:time-value="PT11H38M00S" calcext:value-type="time">
            <text:p>11:38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1G" calcext:value-type="string">
            <text:p>U11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[.$A$6]" office:value-type="time" office:time-value="PT11H47M00S" calcext:value-type="time">
            <text:p>11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1G" calcext:value-type="string">
            <text:p>U11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[.$A$6]" office:value-type="time" office:time-value="PT11H47M00S" calcext:value-type="time">
            <text:p>11:47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1G" calcext:value-type="string">
            <text:p>U11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[.$A$6]" office:value-type="time" office:time-value="PT11H56M00S" calcext:value-type="time">
            <text:p>11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[.$A$6]" office:value-type="time" office:time-value="PT11H56M00S" calcext:value-type="time">
            <text:p>11:56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1G" calcext:value-type="string">
            <text:p>U11G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[.$A$6]" office:value-type="time" office:time-value="PT12H05M00S" calcext:value-type="time">
            <text:p>12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1G" calcext:value-type="string">
            <text:p>U11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[.$A$6]" office:value-type="time" office:time-value="PT12H05M00S" calcext:value-type="time">
            <text:p>12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9G" calcext:value-type="string">
            <text:p>U9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[.$A$6]" office:value-type="time" office:time-value="PT12H14M00S" calcext:value-type="time">
            <text:p>12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1G" calcext:value-type="string">
            <text:p>U11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[.$A$6]" office:value-type="time" office:time-value="PT12H14M00S" calcext:value-type="time">
            <text:p>12:14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1G" calcext:value-type="string">
            <text:p>U11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2H30M00S" calcext:value-type="time">
            <text:p>12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office:value-type="strin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2H40M00S" calcext:value-type="time">
            <text:p>12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1G" calcext:value-type="string">
            <text:p>U11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19]+[.$A$6]" office:value-type="time" office:time-value="PT12H49M00S" calcext:value-type="time">
            <text:p>12:49:00</text:p>
          </table:table-cell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7" table:display-filter-buttons="true"/>
        <table:database-range table:name="__Anonymous_Sheet_DB__4" table:target-range-address="finales.D3:finales.G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20:44:19.5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17T22:42:51.234000000</dc:date>
    <meta:editing-duration>P5DT3H42M48S</meta:editing-duration>
    <meta:editing-cycles>234</meta:editing-cycles>
    <meta:generator>LibreOffice/7.5.4.2$Windows_X86_64 LibreOffice_project/36ccfdc35048b057fd9854c757a8b67ec53977b6</meta:generator>
    <meta:document-statistic meta:table-count="5" meta:cell-count="1137" meta:object-count="4"/>
  </office:meta>
</office:document-meta>
</file>